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580000001FC3BA3FA040348FB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background-color="#b4c7dc" fo:padding="0.097cm" fo:border-left="0.5pt solid #000000" fo:border-right="none" fo:border-top="0.5pt solid #000000" fo:border-bottom="0.5pt solid #000000">
        <style:background-image/>
      </style:table-cell-properties>
    </style:style>
    <style:style style:name="Tabla1.B1" style:family="table-cell">
      <style:table-cell-properties fo:background-color="#b4c7dc" fo:padding="0.097cm" fo:border="0.5pt solid #000000">
        <style:background-image/>
      </style:table-cell-properties>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 fo:background-color="#b4c7dc" fo:padding="0.097cm" fo:border-left="0.5pt solid #000000" fo:border-right="none" fo:border-top="0.5pt solid #000000" fo:border-bottom="0.5pt solid #000000" style:writing-mode="lr-tb">
        <style:background-image/>
      </style:table-cell-properties>
    </style:style>
    <style:style style:name="Tabla2.B1" style:family="table-cell">
      <style:table-cell-properties style:vertical-align="" fo:background-color="#b4c7dc" fo:padding="0.097cm" fo:border="0.5pt solid #000000" style:writing-mode="lr-tb">
        <style:background-image/>
      </style:table-cell-properties>
    </style:style>
    <style:style style:name="Tabla2.A2" style:family="table-cell">
      <style:table-cell-properties style:vertical-align="middle"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2.A3" style:family="table-cell">
      <style:table-cell-properties style:vertical-align="middle" fo:padding="0.097cm" fo:border-left="0.5pt solid #000000" fo:border-right="none" fo:border-top="none" fo:border-bottom="0.5pt solid #000000"/>
    </style:style>
    <style:style style:name="Tabla2.B3" style:family="table-cell">
      <style:table-cell-properties fo:padding="0.097cm" fo:border-left="0.5pt solid #000000" fo:border-right="0.5pt solid #000000" fo:border-top="none" fo:border-bottom="0.5pt solid #000000"/>
    </style:style>
    <style:style style:name="Tabla2.A4" style:family="table-cell">
      <style:table-cell-properties style:vertical-align="middle" fo:padding="0.097cm" fo:border-left="0.5pt solid #000000" fo:border-right="none" fo:border-top="none" fo:border-bottom="0.5pt solid #000000"/>
    </style:style>
    <style:style style:name="Tabla2.B4" style:family="table-cell">
      <style:table-cell-properties fo:padding="0.097cm" fo:border-left="0.5pt solid #000000" fo:border-right="0.5pt solid #000000" fo:border-top="none" fo:border-bottom="0.5pt solid #000000"/>
    </style:style>
    <style:style style:name="Tabla2.A5" style:family="table-cell">
      <style:table-cell-properties style:vertical-align="middle" fo:padding="0.097cm" fo:border-left="0.5pt solid #000000" fo:border-right="none" fo:border-top="none" fo:border-bottom="0.5pt solid #000000"/>
    </style:style>
    <style:style style:name="Tabla2.B5" style:family="table-cell">
      <style:table-cell-properties fo:padding="0.097cm" fo:border-left="0.5pt solid #000000" fo:border-right="0.5pt solid #000000" fo:border-top="none" fo:border-bottom="0.5pt solid #000000"/>
    </style:style>
    <style:style style:name="Tabla2.A6" style:family="table-cell">
      <style:table-cell-properties style:vertical-align="middle" fo:padding="0.097cm" fo:border-left="0.5pt solid #000000" fo:border-right="none" fo:border-top="none" fo:border-bottom="0.5pt solid #000000"/>
    </style:style>
    <style:style style:name="Tabla2.B6" style:family="table-cell">
      <style:table-cell-properties fo:padding="0.097cm" fo:border-left="0.5pt solid #000000" fo:border-right="0.5pt solid #000000" fo:border-top="none" fo:border-bottom="0.5pt solid #000000"/>
    </style:style>
    <style:style style:name="Tabla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1" style:family="table-row">
      <style:table-row-properties fo:background-color="transparent" fo:keep-together="auto">
        <style:background-image/>
      </style:table-row-properties>
    </style:style>
    <style:style style:name="Tabla3.A1" style:family="table-cell">
      <style:table-cell-properties style:vertical-align="" fo:background-color="#b4c7dc" fo:padding="0.097cm" fo:border-left="0.5pt solid #000000" fo:border-right="none" fo:border-top="0.5pt solid #000000" fo:border-bottom="0.5pt solid #000000" style:writing-mode="lr-tb">
        <style:background-image/>
      </style:table-cell-properties>
    </style:style>
    <style:style style:name="Tabla3.B1" style:family="table-cell">
      <style:table-cell-properties style:vertical-align="" fo:background-color="#b4c7dc" fo:padding="0.097cm" fo:border="0.5pt solid #000000" style:writing-mode="lr-tb">
        <style:background-image/>
      </style:table-cell-properties>
    </style:style>
    <style:style style:name="Tabla3.A2" style:family="table-cell">
      <style:table-cell-properties style:vertical-align="middle" fo:padding="0.097cm" fo:border-left="0.5pt solid #000000" fo:border-right="none" fo:border-top="none" fo:border-bottom="0.5pt solid #000000"/>
    </style:style>
    <style:style style:name="Tabla3.B2" style:family="table-cell">
      <style:table-cell-properties fo:padding="0.097cm" fo:border-left="0.5pt solid #000000" fo:border-right="0.5pt solid #000000" fo:border-top="none" fo:border-bottom="0.5pt solid #000000"/>
    </style:style>
    <style:style style:name="Tabla3.A3" style:family="table-cell">
      <style:table-cell-properties style:vertical-align="middle" fo:padding="0.097cm" fo:border-left="0.5pt solid #000000" fo:border-right="none" fo:border-top="none" fo:border-bottom="0.5pt solid #000000"/>
    </style:style>
    <style:style style:name="Tabla3.B3" style:family="table-cell">
      <style:table-cell-properties fo:padding="0.097cm" fo:border-left="0.5pt solid #000000" fo:border-right="0.5pt solid #000000" fo:border-top="none" fo:border-bottom="0.5pt solid #000000"/>
    </style:style>
    <style:style style:name="Tabla3.A4" style:family="table-cell">
      <style:table-cell-properties style:vertical-align="middle" fo:padding="0.097cm" fo:border-left="0.5pt solid #000000" fo:border-right="none" fo:border-top="none" fo:border-bottom="0.5pt solid #000000"/>
    </style:style>
    <style:style style:name="Tabla3.B4" style:family="table-cell">
      <style:table-cell-properties fo:padding="0.097cm" fo:border-left="0.5pt solid #000000" fo:border-right="0.5pt solid #000000" fo:border-top="none" fo:border-bottom="0.5pt solid #000000"/>
    </style:style>
    <style:style style:name="Tabla3.A5" style:family="table-cell">
      <style:table-cell-properties style:vertical-align="middle" fo:padding="0.097cm" fo:border-left="0.5pt solid #000000" fo:border-right="none" fo:border-top="none" fo:border-bottom="0.5pt solid #000000"/>
    </style:style>
    <style:style style:name="Tabla3.B5"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P2" style:family="paragraph" style:parent-style-name="Footer">
      <style:paragraph-properties fo:text-align="justify" style:justify-single-word="false"/>
      <style:text-properties officeooo:rsid="0049dd0e" officeooo:paragraph-rsid="0049dd0e"/>
    </style:style>
    <style:style style:name="P3" style:family="paragraph" style:parent-style-name="Footer">
      <style:paragraph-properties fo:text-align="end" style:justify-single-word="false"/>
    </style:style>
    <style:style style:name="P4" style:family="paragraph" style:parent-style-name="Text_20_body">
      <style:paragraph-properties fo:text-align="end" style:justify-single-word="false"/>
      <style:text-properties officeooo:paragraph-rsid="0054198c"/>
    </style:style>
    <style:style style:name="P5" style:family="paragraph" style:parent-style-name="Text_20_body">
      <style:paragraph-properties fo:text-align="end" style:justify-single-word="false"/>
      <style:text-properties officeooo:paragraph-rsid="00588719"/>
    </style:style>
    <style:style style:name="P6" style:family="paragraph" style:parent-style-name="Text_20_body">
      <style:paragraph-properties fo:text-align="end" style:justify-single-word="false" fo:break-before="page"/>
      <style:text-properties officeooo:paragraph-rsid="00588719"/>
    </style:style>
    <style:style style:name="P7" style:family="paragraph" style:parent-style-name="Text_20_body">
      <style:text-properties officeooo:rsid="0005a9e8" officeooo:paragraph-rsid="0005a9e8"/>
    </style:style>
    <style:style style:name="P8" style:family="paragraph" style:parent-style-name="Title">
      <style:text-properties officeooo:rsid="0005a9e8" officeooo:paragraph-rsid="0005a9e8"/>
    </style:style>
    <style:style style:name="P9" style:family="paragraph" style:parent-style-name="Text_20_body">
      <style:paragraph-properties fo:text-align="end" style:justify-single-word="false"/>
      <style:text-properties officeooo:rsid="0005a9e8" officeooo:paragraph-rsid="0005a9e8"/>
    </style:style>
    <style:style style:name="P10" style:family="paragraph" style:parent-style-name="Text_20_body">
      <style:paragraph-properties fo:text-align="center" style:justify-single-word="false"/>
      <style:text-properties officeooo:rsid="0005a9e8" officeooo:paragraph-rsid="0005a9e8"/>
    </style:style>
    <style:style style:name="P11" style:family="paragraph" style:parent-style-name="Text_20_body">
      <style:paragraph-properties fo:line-height="200%"/>
      <style:text-properties officeooo:rsid="0005a9e8" officeooo:paragraph-rsid="0005a9e8"/>
    </style:style>
    <style:style style:name="P12" style:family="paragraph" style:parent-style-name="Text_20_body">
      <style:text-properties officeooo:rsid="0005a9e8" officeooo:paragraph-rsid="0048b366"/>
    </style:style>
    <style:style style:name="P13" style:family="paragraph" style:parent-style-name="Text_20_body">
      <style:paragraph-properties fo:line-height="100%" fo:text-align="center" style:justify-single-word="false" fo:break-before="page"/>
      <style:text-properties officeooo:rsid="0005a9e8" officeooo:paragraph-rsid="0005a9e8"/>
    </style:style>
    <style:style style:name="P14" style:family="paragraph" style:parent-style-name="Title">
      <style:text-properties style:font-name="Liberation Sans" fo:font-size="28pt" fo:font-weight="bold" officeooo:rsid="0048b366" officeooo:paragraph-rsid="0048b366" style:font-name-asian="Microsoft YaHei" style:font-size-asian="28pt" style:font-weight-asian="bold" style:font-name-complex="Arial2" style:font-size-complex="28pt" style:font-weight-complex="bold"/>
    </style:style>
    <style:style style:name="P15" style:family="paragraph" style:parent-style-name="Text_20_body">
      <style:paragraph-properties fo:text-align="center" style:justify-single-word="false"/>
      <style:text-properties style:font-name="Liberation Serif" fo:font-size="12pt" fo:font-weight="normal" officeooo:rsid="002b2633" officeooo:paragraph-rsid="00588719" style:font-name-asian="Microsoft YaHei" style:font-size-asian="12pt" style:font-weight-asian="normal" style:font-name-complex="Arial2" style:font-size-complex="12pt" style:font-weight-complex="normal"/>
    </style:style>
    <style:style style:name="P16" style:family="paragraph" style:parent-style-name="Text_20_body">
      <style:paragraph-properties fo:text-align="justify" style:justify-single-word="false"/>
      <style:text-properties style:font-name="Liberation Serif" fo:font-size="12pt" fo:font-weight="normal" officeooo:rsid="002b2633" officeooo:paragraph-rsid="0059dd0d" style:font-name-asian="Microsoft YaHei" style:font-size-asian="12pt" style:font-weight-asian="normal" style:font-name-complex="Arial2" style:font-size-complex="12pt" style:font-weight-complex="normal"/>
    </style:style>
    <style:style style:name="P17" style:family="paragraph" style:parent-style-name="Text_20_body">
      <style:paragraph-properties fo:text-align="end" style:justify-single-word="false"/>
      <style:text-properties style:font-name="Liberation Serif" fo:font-size="12pt" fo:font-weight="normal" officeooo:rsid="004a406b" officeooo:paragraph-rsid="0054198c" style:font-name-asian="Microsoft YaHei" style:font-size-asian="12pt" style:font-weight-asian="normal" style:font-name-complex="Arial2" style:font-size-complex="12pt" style:font-weight-complex="normal"/>
    </style:style>
    <style:style style:name="P18" style:family="paragraph" style:parent-style-name="Text_20_body">
      <style:paragraph-properties fo:text-align="justify" style:justify-single-word="false"/>
      <style:text-properties style:font-name="Liberation Serif" fo:font-size="12pt" fo:font-weight="normal" officeooo:rsid="0059dd0d" officeooo:paragraph-rsid="0059dd0d" style:font-name-asian="Microsoft YaHei" style:font-size-asian="12pt" style:font-weight-asian="normal" style:font-name-complex="Arial2" style:font-size-complex="12pt" style:font-weight-complex="normal"/>
    </style:style>
    <style:style style:name="P19" style:family="paragraph" style:parent-style-name="Table_20_Contents">
      <style:paragraph-properties fo:text-align="center" style:justify-single-word="false"/>
      <style:text-properties style:font-name="Liberation Serif" fo:font-size="12pt" style:font-name-asian="Microsoft YaHei" style:font-size-asian="12pt" style:font-name-complex="Arial2" style:font-size-complex="12pt"/>
    </style:style>
    <style:style style:name="P20" style:family="paragraph" style:parent-style-name="Table_20_Contents">
      <style:paragraph-properties fo:text-align="center" style:justify-single-word="false"/>
      <style:text-properties style:font-name="Liberation Serif" fo:font-size="12pt" officeooo:paragraph-rsid="0059dd0d" style:font-name-asian="Microsoft YaHei" style:font-size-asian="12pt" style:font-name-complex="Arial2" style:font-size-complex="12pt"/>
    </style:style>
    <style:style style:name="P21" style:family="paragraph" style:parent-style-name="Table_20_Contents">
      <style:paragraph-properties fo:text-align="center" style:justify-single-word="false"/>
      <style:text-properties style:font-name="Liberation Serif" fo:font-size="12pt" officeooo:rsid="0059dd0d" officeooo:paragraph-rsid="0059dd0d" style:font-name-asian="Microsoft YaHei" style:font-size-asian="12pt" style:font-name-complex="Arial2" style:font-size-complex="12pt"/>
    </style:style>
    <style:style style:name="P22" style:family="paragraph" style:parent-style-name="Text_20_body">
      <style:paragraph-properties fo:text-align="end" style:justify-single-word="false"/>
      <style:text-properties officeooo:rsid="004e023a" officeooo:paragraph-rsid="0005a9e8"/>
    </style:style>
    <style:style style:name="P23" style:family="paragraph" style:parent-style-name="Text_20_body">
      <style:paragraph-properties fo:margin-top="0cm" fo:margin-bottom="0cm" style:contextual-spacing="false"/>
    </style:style>
    <style:style style:name="P24" style:family="paragraph" style:parent-style-name="Text_20_body">
      <style:paragraph-properties fo:text-align="justify" style:justify-single-word="false"/>
    </style:style>
    <style:style style:name="P25" style:family="paragraph" style:parent-style-name="Table_20_Contents">
      <style:paragraph-properties fo:text-align="justify" style:justify-single-word="false"/>
    </style:style>
    <style:style style:name="P26" style:family="paragraph" style:parent-style-name="Text_20_body">
      <style:text-properties officeooo:paragraph-rsid="00588719"/>
    </style:style>
    <style:style style:name="P27" style:family="paragraph" style:parent-style-name="Text_20_body">
      <loext:graphic-properties draw:fill="none"/>
      <style:paragraph-properties fo:margin-left="0cm" fo:margin-right="0cm" fo:margin-top="0cm" fo:margin-bottom="0.3cm" style:contextual-spacing="false" fo:line-height="115%" fo:text-align="justify" style:justify-single-word="false" fo:text-indent="1cm" style:auto-text-indent="false" fo:background-color="transparent"/>
      <style:text-properties officeooo:paragraph-rsid="00588719"/>
    </style:style>
    <style:style style:name="P28" style:family="paragraph" style:parent-style-name="Text_20_body" style:master-page-name="">
      <loext:graphic-properties draw:fill="none"/>
      <style:paragraph-properties fo:margin-left="0cm" fo:margin-right="0cm" fo:margin-top="0cm" fo:margin-bottom="0.3cm" style:contextual-spacing="false" fo:line-height="115%" fo:text-align="justify" style:justify-single-word="false" fo:text-indent="1cm" style:auto-text-indent="false" style:page-number="auto" fo:background-color="transparent"/>
      <style:text-properties officeooo:paragraph-rsid="00588719"/>
    </style:style>
    <style:style style:name="P29" style:family="paragraph" style:parent-style-name="Title">
      <style:text-properties officeooo:rsid="00588719" officeooo:paragraph-rsid="0049dd0e"/>
    </style:style>
    <style:style style:name="P30" style:family="paragraph" style:parent-style-name="Contents_20_1">
      <style:paragraph-properties fo:line-height="200%">
        <style:tab-stops>
          <style:tab-stop style:position="17cm" style:type="right" style:leader-style="dotted" style:leader-text="."/>
        </style:tab-stops>
      </style:paragraph-properties>
    </style:style>
    <style:style style:name="P31" style:family="paragraph" style:parent-style-name="Contents_20_Heading">
      <style:paragraph-properties fo:text-align="center" style:justify-single-word="false"/>
    </style:style>
    <style:style style:name="P32" style:family="paragraph" style:parent-style-name="Table_20_Contents">
      <style:paragraph-properties fo:text-align="justify" style:justify-single-word="false"/>
      <style:text-properties fo:font-size="11pt" officeooo:paragraph-rsid="0059dd0d" style:font-size-asian="11pt" style:font-size-complex="11pt"/>
    </style:style>
    <style:style style:name="P33" style:family="paragraph" style:parent-style-name="Text_20_body">
      <style:paragraph-properties fo:text-align="justify" style:justify-single-word="false"/>
      <style:text-properties officeooo:rsid="0059dd0d" officeooo:paragraph-rsid="0059dd0d"/>
    </style:style>
    <style:style style:name="P34" style:family="paragraph" style:parent-style-name="Title" style:master-page-name="sin_20_numeracion">
      <style:paragraph-properties fo:text-align="start" style:justify-single-word="false" style:page-number="auto"/>
      <style:text-properties fo:font-size="22pt" officeooo:rsid="004d7fdb" officeooo:paragraph-rsid="004d7fdb" style:font-size-asian="19.25pt" style:font-size-complex="22pt"/>
    </style:style>
    <style:style style:name="P35" style:family="paragraph" style:parent-style-name="Heading_20_1" style:master-page-name="Standard">
      <style:paragraph-properties fo:text-align="justify" style:justify-single-word="false" style:page-number="1"/>
      <style:text-properties style:font-name="Liberation Sans" fo:font-size="18pt" fo:font-weight="bold" officeooo:paragraph-rsid="00588719" style:font-name-asian="Microsoft YaHei" style:font-size-asian="18pt" style:font-weight-asian="bold" style:font-name-complex="Arial2" style:font-size-complex="18pt" style:font-weight-complex="bold"/>
    </style:style>
    <style:style style:name="P36" style:family="paragraph" style:parent-style-name="Heading_20_1" style:list-style-name="">
      <style:paragraph-properties fo:text-align="justify" style:justify-single-word="false"/>
      <style:text-properties style:font-name="Liberation Sans" fo:font-size="18pt" fo:font-weight="bold" style:font-name-asian="Microsoft YaHei" style:font-size-asian="18pt" style:font-weight-asian="bold" style:font-name-complex="Arial2" style:font-size-complex="18pt" style:font-weight-complex="bold"/>
    </style:style>
    <style:style style:name="P37" style:family="paragraph" style:parent-style-name="Heading_20_1">
      <style:paragraph-properties fo:text-align="justify" style:justify-single-word="false" fo:break-before="page"/>
    </style:style>
    <style:style style:name="P38" style:family="paragraph" style:parent-style-name="Heading_20_1">
      <style:paragraph-properties fo:text-align="justify" style:justify-single-word="false"/>
    </style:style>
    <style:style style:name="P39" style:family="paragraph" style:parent-style-name="Heading_20_1">
      <style:paragraph-properties fo:break-before="page"/>
    </style:style>
    <style:style style:name="P40" style:family="paragraph" style:parent-style-name="Table_20_Contents" style:list-style-name="L1">
      <style:paragraph-properties fo:text-align="justify" style:justify-single-word="false"/>
      <style:text-properties style:font-name="Liberation Serif" fo:font-size="12pt" style:font-name-asian="Microsoft YaHei" style:font-size-asian="12pt" style:font-name-complex="Arial2" style:font-size-complex="12pt"/>
    </style:style>
    <style:style style:name="P41" style:family="paragraph" style:parent-style-name="Table_20_Contents" style:list-style-name="L1">
      <style:paragraph-properties fo:text-align="justify" style:justify-single-word="false"/>
      <style:text-properties style:font-name="Liberation Serif" fo:font-size="12pt" officeooo:paragraph-rsid="00588719" style:font-name-asian="Microsoft YaHei" style:font-size-asian="12pt" style:font-name-complex="Arial2" style:font-size-complex="12pt"/>
    </style:style>
    <style:style style:name="P42" style:family="paragraph" style:parent-style-name="Table_20_Contents" style:list-style-name="L2">
      <style:paragraph-properties fo:text-align="justify" style:justify-single-word="false"/>
    </style:style>
    <style:style style:name="P43" style:family="paragraph" style:parent-style-name="Table_20_Contents" style:list-style-name="L2">
      <style:paragraph-properties fo:text-align="justify" style:justify-single-word="false"/>
      <style:text-properties officeooo:paragraph-rsid="0059dd0d"/>
    </style:style>
    <style:style style:name="P44" style:family="paragraph" style:parent-style-name="Table_20_Contents" style:list-style-name="L3">
      <style:paragraph-properties fo:text-align="justify" style:justify-single-word="false"/>
    </style:style>
    <style:style style:name="P45" style:family="paragraph" style:parent-style-name="Table_20_Contents" style:list-style-name="L4">
      <style:paragraph-properties fo:text-align="justify" style:justify-single-word="false"/>
    </style:style>
    <style:style style:name="P46" style:family="paragraph" style:parent-style-name="Table_20_Contents" style:list-style-name="L5">
      <style:paragraph-properties fo:text-align="justify" style:justify-single-word="false"/>
      <style:text-properties officeooo:paragraph-rsid="0059dd0d"/>
    </style:style>
    <style:style style:name="P47" style:family="paragraph" style:parent-style-name="Table_20_Contents" style:list-style-name="L6">
      <style:paragraph-properties fo:text-align="justify" style:justify-single-word="false"/>
      <style:text-properties officeooo:paragraph-rsid="0059dd0d"/>
    </style:style>
    <style:style style:name="P48" style:family="paragraph" style:parent-style-name="Text_20_body" style:list-style-name="L7">
      <style:paragraph-properties fo:text-align="justify" style:justify-single-word="false"/>
      <style:text-properties style:font-name="Liberation Sans" fo:font-size="18pt" fo:font-weight="bold" officeooo:rsid="004e023a" officeooo:paragraph-rsid="004e023a" style:font-name-asian="Microsoft YaHei" style:font-size-asian="18pt" style:font-weight-asian="bold" style:font-name-complex="Arial2" style:font-size-complex="18pt" style:font-weight-complex="bold"/>
    </style:style>
    <style:style style:name="T1" style:family="text">
      <style:text-properties style:font-name="Liberation Sans" fo:font-weight="bold" style:font-name-asian="Microsoft YaHei" style:font-weight-asian="bold" style:font-name-complex="Arial2" style:font-weight-complex="bold"/>
    </style:style>
    <style:style style:name="T2" style:family="text">
      <style:text-properties style:font-name="Liberation Sans" fo:font-size="18pt" fo:font-weight="bold" style:font-name-asian="Microsoft YaHei" style:font-size-asian="18pt" style:font-weight-asian="bold" style:font-name-complex="Arial2" style:font-size-complex="18pt" style:font-weight-complex="bold"/>
    </style:style>
    <style:style style:name="T3" style:family="text">
      <style:text-properties officeooo:rsid="00588719"/>
    </style:style>
    <style:style style:name="T4" style:family="text">
      <style:text-properties fo:font-weight="bold" style:font-weight-asian="bold" style:font-weight-complex="bold"/>
    </style:style>
    <style:style style:name="T5" style:family="text">
      <style:text-properties officeooo:rsid="0059dd0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gen"/>
      </text:sequence-decls>
      <text:p text:style-name="P34">CIFP C<text:span text:style-name="T1">ésar Manrique.</text:span></text:p>
      <text:p text:style-name="P23">Desarrollo de aplicaciones web.</text:p>
      <text:p text:style-name="P23">2º semipresencial.</text:p>
      <text:p text:style-name="P23">Profesora: María Soledad González Gómez</text:p>
      <text:p text:style-name="P23"><text:bookmark-start text:name="Materia"/>Formación y Orientación Laboral.<text:bookmark-end text:name="Materia"/></text:p>
      <text:p text:style-name="P8"/>
      <text:p text:style-name="P8"/>
      <text:p text:style-name="P8"/>
      <text:p text:style-name="P7"/>
      <text:p text:style-name="P14"/>
      <text:p text:style-name="P7"/>
      <text:p text:style-name="P29"><text:bookmark-start text:name="Nombre"/>Equipos de trabajo<text:bookmark-end text:name="Nombre"/></text:p>
      <text:p text:style-name="P12"/>
      <text:p text:style-name="P12"/>
      <text:p text:style-name="P12"/>
      <text:p text:style-name="P7"/>
      <text:p text:style-name="P7"/>
      <text:p text:style-name="P7"/>
      <text:p text:style-name="P7"/>
      <text:p text:style-name="P7"/>
      <text:p text:style-name="P7"/>
      <text:p text:style-name="P7"/>
      <text:p text:style-name="P7"/>
      <text:p text:style-name="P22"><text:bookmark-start text:name="autor"/>Juan Carlos Francisco Mesa<text:bookmark-end text:name="autor"/></text:p>
      <text:p text:style-name="P9"><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1" draw:name="Imagen10" text:anchor-type="char" svg:width="2.328cm" svg:height="0.82cm" draw:z-index="0"><draw:image xlink:href="Pictures/10000001000000580000001FC3BA3FA040348FB3.png" xlink:type="simple" xlink:show="embed" xlink:actuate="onLoad" draw:mime-type="image/png"/></draw:frame></text:p>
      <text:p text:style-name="P10"/>
      <text:p text:style-name="P10"/>
      <text:p text:style-name="P10">Esta obra está licenciada bajo la Licencia Creative Commons Atribución 4.0 Internacional. Para ver una copia de esta licencia, visite http://creativecommons.org/licenses/by/4.0/ o envíe una carta a Creative Commons, PO Box 1866, Mountain View, CA 94042, USA.</text:p>
      <text:p text:style-name="P13"><text:bookmark-start text:name="Índice"/> <text:bookmark-end text:name="Índice"/></text:p>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1">Índice</text:p>
            <text:p text:style-name="P31"/>
          </text:index-title>
          <text:p text:style-name="P30"><text:a xlink:type="simple" xlink:href="#__RefHeading___Toc5295_3643472818" text:style-name="Index_20_Link" text:visited-style-name="Index_20_Link">1. ¿Es lo mismo un equipo que un grupo de personas? Razona tu respuesta.<text:tab/>1</text:a></text:p>
          <text:p text:style-name="P30"><text:a xlink:type="simple" xlink:href="#__RefHeading___Toc5297_3643472818" text:style-name="Index_20_Link" text:visited-style-name="Index_20_Link">2. ¿Qué ventajas e inconvenientes puede tener el trabajo en equipo respecto al trabajo individual?<text:tab/>2</text:a></text:p>
          <text:p text:style-name="P30"><text:a xlink:type="simple" xlink:href="#__RefHeading___Toc5299_3643472818" text:style-name="Index_20_Link" text:visited-style-name="Index_20_Link">3. ¿Qué condiciones consideras esenciales para que un equipo funcione y tenga éxito?<text:tab/>3</text:a></text:p>
          <text:p text:style-name="P30"><text:a xlink:type="simple" xlink:href="#__RefHeading___Toc5301_3643472818" text:style-name="Index_20_Link" text:visited-style-name="Index_20_Link">4. Enumera los roles que consideras necesarios en un equipo de trabajo.<text:tab/>4</text:a></text:p>
          <text:p text:style-name="P30"><text:a xlink:type="simple" xlink:href="#__RefHeading___Toc5303_3643472818" text:style-name="Index_20_Link" text:visited-style-name="Index_20_Link">5. ¿Qué son las "dinámicas de grupo"?<text:tab/>5</text:a></text:p>
          <text:p text:style-name="P30"><text:a xlink:type="simple" xlink:href="#__RefHeading___Toc5305_3643472818" text:style-name="Index_20_Link" text:visited-style-name="Index_20_Link">6. ¿Cuál piensas que es tu rol en el grupo de clase?<text:tab/>6</text:a></text:p>
        </text:index-body>
      </text:table-of-content>
      <text:p text:style-name="P11"/>
      <text:p text:style-name="P7"/>
      <text:p text:style-name="P7"/>
      <text:p text:style-name="P7"/>
      <text:p text:style-name="P7"/>
      <text:p text:style-name="P7"><text:line-break/></text:p>
      <text:h text:style-name="P35" text:outline-level="1"><text:bookmark-start text:name="__RefHeading___Toc5295_3643472818"/>¿Es lo mismo un equipo que un grupo de personas? Razona tu respuesta.<text:bookmark-end text:name="__RefHeading___Toc5295_3643472818"/></text:h>
      <text:p text:style-name="P26"/>
      <text:p text:style-name="P28">Distinguir entre grupo y equipo no resulta sencillo; <text:span text:style-name="T3">se puede</text:span> afirmar que cada equipo constituye un grupo, pero no todo grupo forma un equipo. </text:p>
      <text:p text:style-name="P27">Un equipo de trabajo se configura como un reducido conjunto de individuos que mantienen contacto constante y ejecutan acciones de manera coordinada. La transformación de grupos en equipos ocurre cuando todos los miembros colaboran para lograr un objetivo común. Es decir, esto sucede cuando los integrantes del grupo unen sus esfuerzos y habilidades con miras a alcanzar metas compartidas, evitando actuar de manera individual y aislada.</text:p>
      <text:p text:style-name="P27"><text:line-break/></text:p>
      <text:p text:style-name="P15"/>
      <text:p text:style-name="P5"><text:a xlink:type="simple" xlink:href="#Índice" text:style-name="Internet_20_link" text:visited-style-name="Visited_20_Internet_20_Link">Volver al índice</text:a></text:p>
      <text:list text:style-name="L7">
        <text:list-header>
          <text:p text:style-name="P48"/>
        </text:list-header>
      </text:list>
      <text:h text:style-name="P36" text:outline-level="1"/>
      <text:h text:style-name="P36" text:outline-level="1"/>
      <text:h text:style-name="P37" text:outline-level="1"><text:bookmark-start text:name="__RefHeading___Toc5297_3643472818"/><text:span text:style-name="T2">¿Qué ventajas e inconvenientes puede tener el trabajo en equipo respecto al trabajo individual?</text:span> <text:bookmark-end text:name="__RefHeading___Toc5297_3643472818"/></text:h>
      <text:p text:style-name="P15"/>
      <table:table table:name="Tabla1" table:style-name="Tabla1">
        <table:table-column table:style-name="Tabla1.A"/>
        <table:table-column table:style-name="Tabla1.B"/>
        <table:table-row>
          <table:table-cell table:style-name="Tabla1.A1" office:value-type="string">
            <text:p text:style-name="P19">Ventajas</text:p>
          </table:table-cell>
          <table:table-cell table:style-name="Tabla1.B1" office:value-type="string">
            <text:p text:style-name="P19">Inconvenientes</text:p>
          </table:table-cell>
        </table:table-row>
        <table:table-row>
          <table:table-cell table:style-name="Tabla1.A2" office:value-type="string">
            <text:list text:style-name="L1">
              <text:list-item>
                <text:p text:style-name="P40">Más productividad: El resultado es mejor al haber más variedad de competencias e información.</text:p>
              </text:list-item>
              <text:list-item>
                <text:p text:style-name="P41">Se aprende más rápidamente.</text:p>
              </text:list-item>
              <text:list-item>
                <text:p text:style-name="P41">El equipo ofrece una visión más heterogénea y amplia.</text:p>
              </text:list-item>
              <text:list-item>
                <text:p text:style-name="P40">Atmósfera más estimulante y creativa.</text:p>
              </text:list-item>
              <text:list-item>
                <text:p text:style-name="P40">Se desarrollan habilidades como negociar, tomar decisiones <text:span text:style-name="T3">de manera </text:span>conjunta, resolver conflictos...</text:p>
              </text:list-item>
              <text:list-item>
                <text:p text:style-name="P40">Mayor compromiso: Los individuos se sienten más implicados con los objetivos cuando ellos han participado en su establecimiento.</text:p>
              </text:list-item>
              <text:list-item>
                <text:p text:style-name="P40">El equipo actúa como fuente de motivación interpersonal y satisfacción.</text:p>
              </text:list-item>
              <text:list-item>
                <text:p text:style-name="P40">Los miembros que han participado en el proceso aceptan y apoyan las soluciones.</text:p>
              </text:list-item>
              <text:list-item>
                <text:p text:style-name="P40">Comunicación más eficaz.</text:p>
              </text:list-item>
            </text:list>
          </table:table-cell>
          <table:table-cell table:style-name="Tabla1.B2" office:value-type="string">
            <text:list text:continue-numbering="true" text:style-name="L1">
              <text:list-item>
                <text:p text:style-name="P40">Puede reducir el esfuerzo individual.</text:p>
              </text:list-item>
              <text:list-item>
                <text:p text:style-name="P40">El trabajo es más lento ya que supone ponerse de acuerdo varias personas.</text:p>
              </text:list-item>
              <text:list-item>
                <text:p text:style-name="P40">Efecto presión a la conformidad: se evita decir lo que se piensa por miedo a ser rechazado por el grupo.</text:p>
              </text:list-item>
              <text:list-item>
                <text:p text:style-name="P40">Aparecen conflictos como consecuencia de las distintas personalidades y la carga de trabajo (unos hacen más que otros).</text:p>
              </text:list-item>
              <text:list-item>
                <text:p text:style-name="P40">Si la comunicación no es buena pueden surgir rumores, malentendidos...</text:p>
              </text:list-item>
              <text:list-item>
                <text:p text:style-name="P40">No se cumplirán los objetivos si hay una mala coordinación y no se han establecido normas de funcionamiento.</text:p>
              </text:list-item>
            </text:list>
          </table:table-cell>
        </table:table-row>
      </table:table>
      <text:p text:style-name="P15"/>
      <text:p text:style-name="P5"><text:a xlink:type="simple" xlink:href="#Índice" text:style-name="Internet_20_link" text:visited-style-name="Visited_20_Internet_20_Link">Volver al índice</text:a></text:p>
      <text:p text:style-name="P6"/>
      <text:h text:style-name="P38" text:outline-level="1"><text:bookmark-start text:name="__RefHeading___Toc5299_3643472818"/>¿Qué condiciones consideras esenciales para que un equipo funcione y tenga éxito?<text:bookmark-end text:name="__RefHeading___Toc5299_3643472818"/></text:h>
      <text:p text:style-name="P24"><text:s/><text:span text:style-name="T3">E</text:span>l trabajo en equipo implica un grupo de personas trabajando de manera coordinada en la ejecución de un proyecto que va más allá de la suma de aportaciones individuales. El funcionamiento de un equipo de trabajo se basa en <text:span text:style-name="T3">ciertas características</text:span>:</text:p>
      <text:p text:style-name="P24"><text:span text:style-name="T4">Complementariedad</text:span>: cada miembro domina una parcela determinada del proyecto. Todos estos conocimientos son necesarios para sacar el trabajo adelante.</text:p>
      <text:p text:style-name="P24"><text:span text:style-name="T4">Coordinación</text:span>: el grupo de profesionales, con un líder a la cabeza, debe actuar de forma organizada con vista a sacar el proyecto adelante.</text:p>
      <text:p text:style-name="P24"><text:span text:style-name="T4">Comunicación</text:span>: el trabajo en equipo exige una comunicación abierta entre todos sus miembros, esencial para poder coordinar las distintas actuaciones individuales.</text:p>
      <text:p text:style-name="P24"><text:span text:style-name="T4">Confianza</text:span>: cada persona confía en el buen hacer del resto de sus compañeros. Esta confianza le lleva a aceptar anteponer el éxito del equipo al propio lucimiento personal, no buscando destacar entre sus compañeros y confía en que estos harán lo mismo; sabe que éste es el único modo de que el equipo pueda lograr su objetivo.</text:p>
      <text:p text:style-name="P24"><text:span text:style-name="T4">Compromiso</text:span>: cada miembro se compromete a aportar lo mejor de sí mismo, a poner todo su empeño en sacar el trabajo adelante.</text:p>
      <text:p text:style-name="P24"><text:span text:style-name="T5">Un</text:span> equipo responde de los resultados obtenidos pero goza de libertad para organizarse como considere más conveniente. Dentro de ciertos márgenes el equipo tomará sus propias decisiones sin tener que estar permanentemente solicitando autorización a los estamentos superiores.</text:p>
      <text:p text:style-name="P15"/>
      <text:p text:style-name="P5"><text:a xlink:type="simple" xlink:href="#Índice" text:style-name="Internet_20_link" text:visited-style-name="Visited_20_Internet_20_Link">Volver al índice</text:a></text:p>
      <text:h text:style-name="P37" text:outline-level="1"><text:bookmark-start text:name="__RefHeading___Toc5301_3643472818"/>Enumera los roles que consideras necesarios en un equipo de trabajo. <text:bookmark-end text:name="__RefHeading___Toc5301_3643472818"/></text:h>
      <text:p text:style-name="P24">Cuando se trabaja en equipo las personas adoptan una determinada conducta o comportamiento, es lo que denominamos <text:span text:style-name="T4">ROL,</text:span> es el papel que desempeñan los miembros de un grupo dentro del mismo, pero que depende de la interrelación dinámica del grupo y no de las características de cada individuo.</text:p>
      <text:p text:style-name="P24">Es importante tener en cuenta que una persona desempeña diversos roles a lo largo de su vida, de <text:s/>acuerdo al contexto, algunos de ellos de manera simultánea.</text:p>
      <text:p text:style-name="P24">En los equipos de trabajo es fácil encontrar unos roles muy característicos, algunos positivos para el desempeño del equipo, mientras que otros pueden resultar muy negativos dificultando el funcionamiento del equipo. <text:span text:style-name="T5">Evidentemente serán innecesarios los roles negativos, y dependiendo de la naturaleza del trabajo a desempeñar, los roles positivos tendrán mayor o menor importancia dentro del equipo, pero en líneas generales,en mi opinión, todo equipo debe tener:</text:span></text:p>
      <table:table table:name="Tabla2" table:style-name="Tabla2">
        <table:table-column table:style-name="Tabla2.A"/>
        <table:table-column table:style-name="Tabla2.B"/>
        <table:table-row table:style-name="Tabla2.1">
          <table:table-cell table:style-name="Tabla2.A1" office:value-type="string">
            <text:p text:style-name="P20">Rol</text:p>
          </table:table-cell>
          <table:table-cell table:style-name="Tabla2.B1" office:value-type="string">
            <text:p text:style-name="P19">Característica</text:p>
          </table:table-cell>
        </table:table-row>
        <table:table-row>
          <table:table-cell table:style-name="Tabla2.A2" office:value-type="string">
            <text:list text:style-name="L2">
              <text:list-item>
                <text:p text:style-name="P42">Líder</text:p>
              </text:list-item>
            </text:list>
          </table:table-cell>
          <table:table-cell table:style-name="Tabla2.B2" office:value-type="string">
            <text:p text:style-name="P25">Fuerte personalidad, carisma, buena capacidad de expresión, convicción.</text:p>
            <text:p text:style-name="P25">Influye sobre el equipo y se implica en los conflictos que surgen</text:p>
          </table:table-cell>
        </table:table-row>
        <table:table-row>
          <table:table-cell table:style-name="Tabla2.A2" office:value-type="string">
            <text:list xml:id="list112544327735665" text:continue-numbering="true" text:style-name="L2">
              <text:list-item>
                <text:p text:style-name="P42">Coordinador</text:p>
              </text:list-item>
            </text:list>
          </table:table-cell>
          <table:table-cell table:style-name="Tabla2.B2" office:value-type="string">
            <text:p text:style-name="P25">Coordina los esfuerzos de todos para alcanzar metas, aunque no ocupe el cargo de líder, aporta confianza, es tolerante y sabe escuchar, aunque tiene la seguridad necesaria para no dejarse influir. Promueve la toma de decisiones y sabe delegar</text:p>
          </table:table-cell>
        </table:table-row>
        <table:table-row>
          <table:table-cell table:style-name="Tabla2.A2" office:value-type="string">
            <text:list text:style-name="L3">
              <text:list-item>
                <text:p text:style-name="P44">Trabajador</text:p>
              </text:list-item>
            </text:list>
          </table:table-cell>
          <table:table-cell table:style-name="Tabla2.B2" office:value-type="string">
            <text:p text:style-name="P25">Establece estándares altos de rendimiento. Frecuentemente, son personas que trabajan duro y no ocultan su esfuerzo.</text:p>
          </table:table-cell>
        </table:table-row>
        <table:table-row>
          <table:table-cell table:style-name="Tabla2.A5" office:value-type="string">
            <text:list text:style-name="L4">
              <text:list-item>
                <text:p text:style-name="P45">Promotor</text:p>
              </text:list-item>
            </text:list>
          </table:table-cell>
          <table:table-cell table:style-name="Tabla2.B5" office:value-type="string">
            <text:p text:style-name="P25">Es bueno para adoptar ideas de los creadores, innovadores y encontrar los recursos para promoverlas y que se hagan realidad.</text:p>
          </table:table-cell>
        </table:table-row>
        <table:table-row>
          <table:table-cell table:style-name="Tabla2.A6" office:value-type="string">
            <text:list text:continue-numbering="true" text:style-name="L4">
              <text:list-item>
                <text:p text:style-name="P45">Rematador</text:p>
              </text:list-item>
            </text:list>
          </table:table-cell>
          <table:table-cell table:style-name="Tabla2.B6" office:value-type="string">
            <text:p text:style-name="P25">Se preocupa por lo que puede estar mal hecho, se preocupa por los detalles para asegurarse de que se ha hecho todo y nada se ha pasado por alto; es meticuloso, se preocupa por no dejar nada sin hacer. Realiza las tareas en el tiempo establecido</text:p>
          </table:table-cell>
        </table:table-row>
      </table:table>
      <text:p text:style-name="P24"/>
      <text:p text:style-name="P5"><text:a xlink:type="simple" xlink:href="#Índice" text:style-name="Internet_20_link" text:visited-style-name="Visited_20_Internet_20_Link">Volver al índice</text:a></text:p>
      <text:p text:style-name="P6"/>
      <text:h text:style-name="Heading_20_1" text:outline-level="1"><text:bookmark-start text:name="__RefHeading___Toc5303_3643472818"/>¿Qué son las "dinámicas de grupo"? <text:bookmark-end text:name="__RefHeading___Toc5303_3643472818"/></text:h>
      <text:p text:style-name="P24">Las dinámicas de grupos son una herramienta básica para trabajar la relación de confianza y compromiso de un equipo, son actividades colectivas que tienen como objetivo promover la integración entre los miembros de un equipo y afianzar la confianza entre ellos.</text:p>
      <text:p text:style-name="P24">La elección de la dinámica adecuada dependerá del objetivo a conseguir, tipo de grupo, <text:span text:style-name="T5">tamaño, etc.</text:span></text:p>
      <text:p text:style-name="P33">Entre las dinámicas más populares encontramos:</text:p>
      <table:table table:name="Tabla3" table:style-name="Tabla3">
        <table:table-column table:style-name="Tabla3.A"/>
        <table:table-column table:style-name="Tabla3.B"/>
        <table:table-row table:style-name="Tabla3.1">
          <table:table-cell table:style-name="Tabla3.A1" office:value-type="string">
            <text:p text:style-name="P21">Dinámica</text:p>
          </table:table-cell>
          <table:table-cell table:style-name="Tabla3.B1" office:value-type="string">
            <text:p text:style-name="P20">Característica</text:p>
          </table:table-cell>
        </table:table-row>
        <table:table-row>
          <table:table-cell table:style-name="Tabla3.A2" office:value-type="string">
            <text:list text:continue-list="list112544327735665" text:style-name="L2">
              <text:list-item>
                <text:p text:style-name="P43">Phillips 6/6</text:p>
              </text:list-item>
            </text:list>
          </table:table-cell>
          <table:table-cell table:style-name="Tabla3.B2" office:value-type="string">
            <text:p text:style-name="P32">El grupo se divide en subgrupos de 6 personas que deben dialogar durante 6 minutos (1 minuto </text:p>
            <text:p text:style-name="P32">cada persona). Finalmente un portavoz expone las conclusiones de cada grupo. </text:p>
            <text:p text:style-name="P32">Favorece el conocimiento, la comunicación y la colaboración. </text:p>
            <text:p text:style-name="P32">Es adecuado para recoger opiniones y promover la participación de todos los miembros del grupo.</text:p>
          </table:table-cell>
        </table:table-row>
        <table:table-row>
          <table:table-cell table:style-name="Tabla3.A2" office:value-type="string">
            <text:list text:continue-numbering="true" text:style-name="L2">
              <text:list-item>
                <text:p text:style-name="P43">Tormenta de ideas <text:span text:style-name="T5">(Brainstorming)</text:span>: </text:p>
              </text:list-item>
            </text:list>
          </table:table-cell>
          <table:table-cell table:style-name="Tabla3.B2" office:value-type="string">
            <text:p text:style-name="P32">Se realiza con grupos de hasta 20 personas, que expresan rápida y libremente sus ideas u ocurrencias sobre un tema concreto, que no pueden ser criticadas. </text:p>
            <text:p text:style-name="P32">Pretende desarrollar la creatividad individual y grupal, buscando ideas nuevas.</text:p>
          </table:table-cell>
        </table:table-row>
        <table:table-row>
          <table:table-cell table:style-name="Tabla3.A2" office:value-type="string">
            <text:list text:style-name="L5">
              <text:list-item>
                <text:p text:style-name="P46">Role-Playing</text:p>
              </text:list-item>
            </text:list>
          </table:table-cell>
          <table:table-cell table:style-name="Tabla3.B2" office:value-type="string">
            <text:p text:style-name="P32">Consiste en una representación o dramatización de una situación, asumiendo los roles, ante el resto de los miembros que hacen de público. </text:p>
            <text:p text:style-name="P32">Persigue la toma de conciencia de una situación, ponerse en el lugar del otro, desarrollar la </text:p>
            <text:p text:style-name="P32">espontaneidad y la observación, que permitan a su vez, el análisis y superación de un problema así como la toma de decisiones.</text:p>
          </table:table-cell>
        </table:table-row>
        <table:table-row>
          <table:table-cell table:style-name="Tabla3.A5" office:value-type="string">
            <text:list text:style-name="L6">
              <text:list-item>
                <text:p text:style-name="P47">Estudio de casos</text:p>
              </text:list-item>
            </text:list>
          </table:table-cell>
          <table:table-cell table:style-name="Tabla3.B5" office:value-type="string">
            <text:p text:style-name="P32">Grupos de hasta 20 personas, discuten sobre un caso concreto (redactado por escrito, que será leído) dirigidos por un animador. </text:p>
            <text:p text:style-name="P32">Al ser una historia concreta, permite reflexionar sobre el tema, analizarlo, obtener diferentes puntos de vista, buscar soluciones a través de la participación y opinión de todos los miembros.</text:p>
          </table:table-cell>
        </table:table-row>
      </table:table>
      <text:p text:style-name="P33"/>
      <text:p text:style-name="P16"/>
      <text:p text:style-name="P5"><text:a xlink:type="simple" xlink:href="#Índice" text:style-name="Internet_20_link" text:visited-style-name="Visited_20_Internet_20_Link">Volver al índice</text:a></text:p>
      <text:h text:style-name="P39" text:outline-level="1"><text:bookmark-start text:name="__RefHeading___Toc5305_3643472818"/>¿Cuál piensas que es tu rol en el grupo de clase? <text:bookmark-end text:name="__RefHeading___Toc5305_3643472818"/></text:h>
      <text:p text:style-name="P18">Todos, en algún momento, estamos llamados a representar diferentes roles, tanto en clase, en el trabajo o en el hogar, siendo estos roles, en muchas ocasiones, cambiantes, en función de las circunstancias y tareas a ejecutar.</text:p>
      <text:p text:style-name="P18">Me percibo dentro de los roles de acción como <text:s/>un <text:span text:style-name="T4">realizador,</text:span> un organizador práctico que transforma las ideas y estrategias en realizaciones, en roles sociales como un <text:span text:style-name="T4">cohesionador</text:span>, alguien que por su carácter apacible y conciliador sirve de puente en la resolución de conflictos, ya que sabe escuchar, es perceptivo y diplomático, y por último, en roles mentales, me percibo como un <text:span text:style-name="T4">evaluador</text:span>, alguien que analiza las ideas presentadas, valora sus pros y sus contras y proporciona instrumentos de análisis para que el equipo pueda decidirse por la alternativa más adecuada.</text:p>
      <text:p text:style-name="P4"><text:a xlink:type="simple" xlink:href="#Índice" text:style-name="Internet_20_link" text:visited-style-name="Visited_20_Internet_20_Link">Volver al índice</text:a></text:p>
      <text:p text:style-name="P17"/>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igure"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magen" style:family="paragraph" style:parent-style-name="Caption"/>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4pt" style:font-size-asian="14pt" style:font-size-complex="14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4pt" style:font-size-asian="14pt" style:font-size-complex="14pt"/>
    </style:style>
    <style:style style:name="ListLabel_20_13" style:display-name="ListLabel 13" style:family="text">
      <style:text-properties fo:font-size="14pt" style:font-size-asian="14pt" style:font-size-complex="14pt"/>
    </style:style>
    <style:style style:name="ListLabel_20_14" style:display-name="ListLabel 14" style:family="text">
      <style:text-properties fo:font-size="14pt" style:font-size-asian="14pt" style:font-size-complex="14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4pt" style:font-size-asian="14pt" style:font-size-complex="14pt"/>
    </style:style>
    <style:style style:name="ListLabel_20_17" style:display-name="ListLabel 17" style:family="text">
      <style:text-properties fo:font-size="14pt" style:font-size-asian="14pt" style:font-size-complex="14pt"/>
    </style:style>
    <style:style style:name="ListLabel_20_18" style:display-name="ListLabel 18" style:family="text">
      <style:text-properties fo:font-size="14pt" style:font-size-asian="14pt" style:font-size-complex="14pt"/>
    </style:style>
    <style:style style:name="ListLabel_20_1" style:display-name="ListLabel 1" style:family="text">
      <style:text-properties style:font-name="Arial" fo:font-family="Arial" style:font-family-generic="roman" style:font-pitch="variable" fo:font-size="14pt" style:font-size-asian="14pt" style:font-size-complex="14pt"/>
    </style:style>
    <style:style style:name="ListLabel_20_2" style:display-name="ListLabel 2" style:family="text">
      <style:text-properties fo:font-size="14pt" style:font-size-asian="14pt" style:font-size-complex="14pt"/>
    </style:style>
    <style:style style:name="ListLabel_20_3" style:display-name="ListLabel 3" style:family="text">
      <style:text-properties fo:font-size="14pt" style:font-size-asian="14pt" style:font-size-complex="14pt"/>
    </style:style>
    <style:style style:name="ListLabel_20_4" style:display-name="ListLabel 4" style:family="text">
      <style:text-properties fo:font-size="14pt" style:font-size-asian="14pt" style:font-size-complex="14pt"/>
    </style:style>
    <style:style style:name="ListLabel_20_5" style:display-name="ListLabel 5" style:family="text">
      <style:text-properties fo:font-size="14pt" style:font-size-asian="14pt" style:font-size-complex="14pt"/>
    </style:style>
    <style:style style:name="ListLabel_20_6" style:display-name="ListLabel 6" style:family="text">
      <style:text-properties fo:font-size="14pt" style:font-size-asian="14pt" style:font-size-complex="14pt"/>
    </style:style>
    <style:style style:name="ListLabel_20_7" style:display-name="ListLabel 7" style:family="text">
      <style:text-properties fo:font-size="14pt" style:font-size-asian="14pt" style:font-size-complex="14pt"/>
    </style:style>
    <style:style style:name="ListLabel_20_8" style:display-name="ListLabel 8" style:family="text">
      <style:text-properties fo:font-size="14pt" style:font-size-asian="14pt" style:font-size-complex="14pt"/>
    </style:style>
    <style:style style:name="ListLabel_20_9" style:display-name="ListLabel 9" style:family="text">
      <style:text-properties fo:font-size="14pt" style:font-size-asian="14pt"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magen_20_con_20_borde" style:display-name="Imagen con borde" style:family="graphic" style:parent-style-name="Graphics">
      <style:graphic-properties svg:width="17cm" fo:min-height="0.041cm" svg:x="0cm" svg:y="0cm"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729fcf" fo:padding="0.049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MP2" style:family="paragraph" style:parent-style-name="Footer">
      <style:paragraph-properties fo:text-align="justify" style:justify-single-word="false"/>
      <style:text-properties officeooo:rsid="0049dd0e" officeooo:paragraph-rsid="0049dd0e"/>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49cm" fo:margin-left="0cm" fo:margin-right="0cm" fo:margin-bottom="0.499cm" fo:border-top="none" fo:border-bottom="0.51pt solid #2a6099" fo:border-left="none" fo:border-right="none" fo:padding="0.049cm" fo:background-color="transparent" draw:fill="none" draw:fill-color="#729fcf"/>
      </style:header-style>
      <style:footer-style>
        <style:header-footer-properties fo:min-height="0.6cm" fo:margin-left="0cm" fo:margin-right="0cm" fo:margin-top="0.499cm" fo:border-top="0.51pt solid #2a6099"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ref text:reference-format="text" text:ref-name="Nombre">Equipos de trabajo</text:bookmark-ref></text:p>
        <text:p text:style-name="MP1"/>
        <text:p text:style-name="MP1"/>
      </style:header>
      <style:footer>
        <text:p text:style-name="MP2"><text:bookmark-ref text:reference-format="text" text:ref-name="autor">Juan Carlos Francisco Mesa</text:bookmark-ref></text:p>
        <text:p text:style-name="MP3"><text:page-number text:select-page="current">6</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rabajo" style:page-layout-name="Mpm9" draw:style-name="Mdp1">
      <style:header>
        <text:p text:style-name="Header"/>
      </style:header>
      <style:footer>
        <text:p text:style-name="Footer"/>
      </style:footer>
    </style:master-page>
    <style:master-page style:name="sin_20_numeracion" style:display-name="sin numeracion" style:page-layout-name="Mpm10" draw:style-name="Mdp1">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9T09:07:37.151000000</meta:creation-date>
    <meta:editing-duration>P1DT14H23M38S</meta:editing-duration>
    <meta:editing-cycles>16</meta:editing-cycles>
    <meta:generator>LibreOffice/7.5.9.2$Linux_X86_64 LibreOffice_project/50$Build-2</meta:generator>
    <dc:title>informes Cesar Manrique1</dc:title>
    <dc:date>2024-01-17T11:24:58.408775238</dc:date>
    <meta:document-statistic meta:table-count="3" meta:image-count="1" meta:object-count="0" meta:page-count="10" meta:paragraph-count="97" meta:word-count="1437" meta:character-count="8972" meta:non-whitespace-character-count="7640"/>
    <meta:template xlink:type="simple" xlink:actuate="onRequest" xlink:title="informes Cesar Manrique1" xlink:href="../../../../../../../../../Users/juancfm/AppData/Roaming/LibreOffice/4/user/template/informes%20Cesar%20Manrique1.ott" meta:date="2023-12-29T09:07:37.071000000"/>
  </office:meta>
</office:document-meta>
</file>